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QA Sprint Review</text:p>
          </draw:text-box>
        </draw:frame>
        <draw:frame presentation:style-name="pr2" draw:layer="layout" svg:width="25.199cm" svg:height="13.859cm" svg:x="1.4cm" svg:y="4.914cm" presentation:class="subtitle">
          <draw:text-box>
            <text:p>October 2, 201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us Update</text:p>
          </draw:text-box>
        </draw:frame>
        <draw:frame presentation:style-name="pr4" draw:layer="layout" svg:width="25.199cm" svg:height="15.847cm" svg:x="1.4cm" svg:y="4.914cm" presentation:class="outline" presentation:user-transformed="true">
          <draw:text-box>
            <text:list text:style-name="L2">
              <text:list-item>
                <text:p>Release 1.04 to be released tomorrow</text:p>
                <text:list>
                  <text:list-item>
                    <text:p>Improved vaccination code validation</text:p>
                  </text:list-item>
                  <text:list-item>
                    <text:p>Minor bug fix, name validation change</text:p>
                  </text:list-item>
                </text:list>
              </text:list-item>
              <text:list-item>
                <text:p>Validation Improvements</text:p>
                <text:list>
                  <text:list-item>
                    <text:p>Added two new issues:</text:p>
                    <text:list>
                      <text:list-item>
                        <text:p>is invalid for date administered</text:p>
                      </text:list-item>
                      <text:list-item>
                        <text:p>is unexpected for date administered</text:p>
                      </text:list-item>
                    </text:list>
                  </text:list-item>
                  <text:list-item>
                    <text:p>For these fields:</text:p>
                    <text:list>
                      <text:list-item>
                        <text:p>CVX Code, CPT Code, Vaccine Product, MVX Code</text:p>
                      </text:list-item>
                    </text:list>
                  </text:list-item>
                  <text:list-item>
                    <text:p>Added new product tabl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ing So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ew Tracking System</text:p>
                <text:list>
                  <text:list-item>
                    <text:p>Bugzilla</text:p>
                  </text:list-item>
                </text:list>
              </text:list-item>
              <text:list-item>
                <text:p>Release 1.05</text:p>
                <text:list>
                  <text:list-item>
                    <text:p>October 30<text:span text:style-name="T1">th</text:span></text:p>
                  </text:list-item>
                  <text:list-item>
                    <text:p><text:span text:style-name="T2">Updates from CDC Guide 1.4</text:span></text:p>
                  </text:list-item>
                  <text:list-item>
                    <text:p><text:span text:style-name="T2">Add support for all 7 NIST v2 test cases</text:span></text:p>
                  </text:list-item>
                  <text:list-item>
                    <text:p><text:span text:style-name="T2">Initial QBP support ?</text:span></text:p>
                  </text:list-item>
                  <text:list-item>
                    <text:p><text:span text:style-name="T2">Initial email support ?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line-break/>Future Priorities</text:p>
          </draw:text-box>
        </draw:frame>
        <draw:frame presentation:style-name="pr4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Further validation improvements</text:p>
                <text:list>
                  <text:list-item>
                    <text:p>Support CDC 1.4 Imm Guide released in August</text:p>
                  </text:list-item>
                  <text:list-item>
                    <text:p>Support NIST MU v2 test cases released this month</text:p>
                  </text:list-item>
                </text:list>
              </text:list-item>
              <text:list-item>
                <text:p>Integration with Project Tracker</text:p>
                <text:list>
                  <text:list-item>
                    <text:p>This is a critical step for entities using the DQA.</text:p>
                  </text:list-item>
                </text:list>
              </text:list-item>
              <text:list-item>
                <text:p>Improved User Interface</text:p>
                <text:list>
                  <text:list-item>
                    <text:p>Was part of the original vision to work on this next.</text:p>
                  </text:list-item>
                </text:list>
              </text:list-item>
              <text:list-item>
                <text:p>Statistical Tracking</text:p>
                <text:list>
                  <text:list-item>
                    <text:p>Add long term support in DQA for track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Updat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IS Onboarding Meeting</text:p>
                <text:list>
                  <text:list-item>
                    <text:p>Will be follow-up work in this area relating to querying</text:p>
                  </text:list-item>
                </text:list>
              </text:list-item>
              <text:list-item>
                <text:p>NIST Test Case Development</text:p>
                <text:list>
                  <text:list-item>
                    <text:p>Public comment period ending</text:p>
                  </text:list-item>
                </text:list>
              </text:list-item>
              <text:list-item>
                <text:p>TCH Forecast Tester</text:p>
                <text:list>
                  <text:list-item>
                    <text:p>Presented at AIRA conference</text:p>
                  </text:list-item>
                </text:list>
              </text:list-item>
              <text:list-item>
                <text:p>Simple Message Mover</text:p>
                <text:list>
                  <text:list-item>
                    <text:p>Work expected to be completed this mon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sue Review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8H42M10S</meta:editing-duration>
    <meta:editing-cycles>11</meta:editing-cycles>
    <meta:generator>OpenOffice.org/3.3$Win32 OpenOffice.org_project/330m20$Build-9567</meta:generator>
    <dc:date>2012-10-02T09:01:04.52</dc:date>
    <dc:creator>Nathan Bunker</dc:creator>
    <meta:printed-by>Nathan Bunker</meta:printed-by>
    <meta:print-date>2012-05-29T09:25:46.89</meta:print-date>
    <meta:document-statistic meta:object-count="45"/>
  </office:meta>
</office:document-meta>
</file>